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ne way that I will use AI to support my learning is using it to explain concepts that I can’t fully grasp on my own. A student should avoid using AI to answer test questions in and of themselves, it should only be used to help the student reach the answer. Using AI to completely answer a question counts as plagiarism. To ensure that I develop my own analytical skills, I will write down my own descriptions of what I am learning to make sure I understand each of the concepts. I will follow the specific Year Up United AI guardrails to make sure that I am not committing plagiarism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ly wells</meta:initial-creator>
    <dc:creator>lily wells</dc:creator>
    <meta:creation-date>2026-04-03T16:21:00Z</meta:creation-date>
    <dc:date>2026-04-03T16:32:00Z</dc:date>
    <meta:template xlink:href="Normal" xlink:type="simple"/>
    <meta:editing-cycles>1</meta:editing-cycles>
    <meta:editing-duration>PT660S</meta:editing-duration>
    <meta:document-statistic meta:page-count="1" meta:paragraph-count="1" meta:word-count="87" meta:character-count="587" meta:row-count="4" meta:non-whitespace-character-count="501"/>
  </office:meta>
</office:document-meta>
</file>